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1d2d94" officeooo:paragraph-rsid="001d2d94"/>
    </style:style>
    <style:style style:name="P4" style:family="paragraph" style:parent-style-name="Standard">
      <style:text-properties officeooo:rsid="0028d246" officeooo:paragraph-rsid="0028d246"/>
    </style:style>
    <style:style style:name="P5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2902f2" officeooo:paragraph-rsid="002902f2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8ec2eb"/>
    </style:style>
    <style:style style:name="T11" style:family="text">
      <style:text-properties officeooo:rsid="00bdfc86"/>
    </style:style>
    <style:style style:name="T12" style:family="text">
      <style:text-properties officeooo:rsid="00bbf25b"/>
    </style:style>
    <style:style style:name="T13" style:family="text">
      <style:text-properties officeooo:rsid="0091d637"/>
    </style:style>
    <style:style style:name="T14" style:family="text">
      <style:text-properties officeooo:rsid="00b68d4e"/>
    </style:style>
    <style:style style:name="T15" style:family="text">
      <style:text-properties officeooo:rsid="011c76a9"/>
    </style:style>
    <style:style style:name="T16" style:family="text">
      <style:text-properties officeooo:rsid="011df320"/>
    </style:style>
    <style:style style:name="T17" style:family="text">
      <style:text-properties officeooo:rsid="009ddd0f"/>
    </style:style>
    <style:style style:name="T18" style:family="text">
      <style:text-properties officeooo:rsid="00c0436b"/>
    </style:style>
    <style:style style:name="T19" style:family="text">
      <style:text-properties officeooo:rsid="002b9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4">Verification of bootloader hex file<text:tab/><text:tab/><text:tab/><text:tab/><text:tab/>OK</text:p>
      <text:p text:style-name="P4"/>
      <text:p text:style-name="P4"/>
      <text:p text:style-name="P4"/>
      <text:p text:style-name="P6">PCB test:</text:p>
      <text:p text:style-name="P6">Open “UNO_programs_328” and upload to UNO</text:p>
      <text:p text:style-name="P15">Upload <text:span text:style-name="T8">and run UNO_Calibrates_328.</text:span></text:p>
      <text:p text:style-name="P17"><text:span text:style-name="T10">S</text:span>elect User cal as 144<text:tab/><text:tab/>(Default is 145)</text:p>
      <text:p text:style-name="P17"/>
      <text:p text:style-name="P15">Upload <text:span text:style-name="T11">and run</text:span></text:p>
      <text:p text:style-name="P14">CP<text:span text:style-name="T10">2102_UPDI_Programmer</text:span></text:p>
      <text:p text:style-name="P7">Upload mini-OS <text:span text:style-name="T12">to ATtiny1606</text:span></text:p>
      <text:p text:style-name="P7"/>
      <text:p text:style-name="P16">Upload <text:span text:style-name="T11">and run</text:span></text:p>
      <text:p text:style-name="P8"><text:span text:style-name="T13">c</text:span>al_one_wire_comm<text:span text:style-name="T14">s.hex</text:span></text:p>
      <text:p text:style-name="P9">Select one_wire_comms_cal as -10</text:p>
      <text:p text:style-name="P9"/>
      <text:p text:style-name="P16">Upload <text:span text:style-name="T11">and run bootloader.hex</text:span></text:p>
      <text:p text:style-name="P18">Disconnect the UNO</text:p>
      <text:p text:style-name="P18">POR PCB111000_CP2102<text:tab/>Default app runs</text:p>
      <text:p text:style-name="P18">Pulse reset control switch</text:p>
      <text:p text:style-name="P18">Upload “Recal_328_using_crystal”</text:p>
      <text:p text:style-name="P18">Select user cal of 143</text:p>
      <text:p text:style-name="P18"/>
      <text:p text:style-name="P10">Power cycle with reset control switch pressed to get the <text:s/><text:span text:style-name="T15">p/r/t/D prompt </text:span>and press D to get the default application.</text:p>
      <text:p text:style-name="P11">Press and hold <text:s/><text:span text:style-name="T16">reset control switch </text:span>to get high intensity</text:p>
      <text:p text:style-name="P11">POR to revert to low intensity</text:p>
      <text:p text:style-name="P11">Pulse <text:s/><text:span text:style-name="T16">reset control switch </text:span>to get p/r/t/D prompt</text:p>
      <text:p text:style-name="P12"><text:span text:style-name="T18">Upload and r</text:span>un “<text:span text:style-name="T17">Floating_point_numbers” </text:span></text:p>
      <text:p text:style-name="P12"/>
      <text:p text:style-name="P12"><text:span text:style-name="T19">Upload and check commentary: </text:span></text:p>
      <text:p text:style-name="P13"><text:soft-page-break/>Upload “5E_e_power_series (full)”</text:p>
      <text:p text:style-name="P13">Check that the commentary is still OK</text:p>
      <text:p text:style-name="P13"/>
      <text:p text:style-name="P13"/>
      <text:p text:style-name="P13">Tests</text:p>
      <text:p text:style-name="P13"/>
      <text:p text:style-name="P18"/>
      <text:p text:style-name="P18"/>
      <text:p text:style-name="P9"/>
      <text:p text:style-name="P9"/>
      <text:p text:style-name="P7"/>
      <text:p text:style-name="P7"/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01T15:42:13.754000000</dc:date>
    <meta:editing-duration>PT54M11S</meta:editing-duration>
    <meta:editing-cycles>11</meta:editing-cycles>
    <meta:document-statistic meta:table-count="0" meta:image-count="0" meta:object-count="0" meta:page-count="2" meta:paragraph-count="42" meta:word-count="169" meta:character-count="1231" meta:non-whitespace-character-count="1036"/>
  </office:meta>
</office:document-meta>
</file>